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0d68" officeooo:paragraph-rsid="000e0d68"/>
    </style:style>
    <style:style style:name="P2" style:family="paragraph" style:parent-style-name="Standard">
      <style:text-properties officeooo:rsid="0011d588" officeooo:paragraph-rsid="0011d588"/>
    </style:style>
    <style:style style:name="T1" style:family="text">
      <style:text-properties officeooo:rsid="0012c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b <text:s/><text:span text:style-name="T1">Ver2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18:53:06.967717567</meta:creation-date>
    <dc:date>2020-09-07T20:48:52.077648417</dc:date>
    <meta:editing-duration>PT1H2M5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2" meta:character-count="9" meta:non-whitespace-character-count="7"/>
  </office:meta>
</office:document-meta>
</file>